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31.34mm"/>
    </style:style>
    <style:style style:name="co5" style:family="table-column">
      <style:table-column-properties fo:break-before="auto" style:column-width="127.8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map style:condition="cell-content()=2" style:apply-style-name="Sans_20_nom1" style:base-cell-address="implications_annotated3.C1"/>
      <style:map style:condition="cell-content()=1" style:apply-style-name="Sans_20_nom2" style:base-cell-address="implications_annotated3.C1"/>
      <style:map style:condition="cell-content()=0" style:apply-style-name="Sans_20_nom3" style:base-cell-address="implications_annotated3.C1"/>
      <style:map style:condition="cell-content()=0" style:apply-style-name="Default" style:base-cell-address="implications_annotated3.C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implications_annotated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0.8888888888888888</text:p>
          </table:table-cell>
          <table:table-cell table:style-name="ce1" office:value-type="string" calcext:value-type="string">
            <text:p>1.736178084975108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evelopment status:5 - production / stable -&gt; stable release date:[2008-2015]</text:p>
          </table:table-cell>
          <table:table-cell/>
        </table:table-row>
        <table:table-row table:style-name="ro1">
          <table:table-cell office:value-type="string" calcext:value-type="string">
            <text:p>0.7222222222222222</text:p>
          </table:table-cell>
          <table:table-cell table:style-name="ce1" office:value-type="string" calcext:value-type="string">
            <text:p>-2.34428979456424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irst public release date:[1982-2008] -&gt; development status:5 - production / stable</text:p>
          </table:table-cell>
          <table:table-cell/>
        </table:table-row>
        <table:table-row table:style-name="ro1">
          <table:table-cell office:value-type="string" calcext:value-type="string">
            <text:p>0.6666666666666666</text:p>
          </table:table-cell>
          <table:table-cell table:style-name="ce1" office:value-type="string" calcext:value-type="string">
            <text:p>3.54989522695541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atabase:postgresql -&gt; stable release date:[2008-2015]</text:p>
          </table:table-cell>
          <table:table-cell/>
        </table:table-row>
        <table:table-row table:style-name="ro1">
          <table:table-cell office:value-type="string" calcext:value-type="string">
            <text:p>0.2777777777777778</text:p>
          </table:table-cell>
          <table:table-cell table:style-name="ce1" office:value-type="string" calcext:value-type="string">
            <text:p>1.930664062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irst public release date:* -&gt; stable release date:[2010-2015]</text:p>
          </table:table-cell>
          <table:table-cell/>
        </table:table-row>
        <table:table-row table:style-name="ro1">
          <table:table-cell office:value-type="string" calcext:value-type="string">
            <text:p>0.2222222222222222</text:p>
          </table:table-cell>
          <table:table-cell table:style-name="ce1" office:value-type="string" calcext:value-type="string">
            <text:p>-1.9335937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gramming language:jboss -&gt; stable release date:[2008-2013]</text:p>
          </table:table-cell>
          <table:table-cell/>
        </table:table-row>
        <table:table-row table:style-name="ro1">
          <table:table-cell office:value-type="string" calcext:value-type="string">
            <text:p>0.2222222222222222</text:p>
          </table:table-cell>
          <table:table-cell table:style-name="ce1" office:value-type="string" calcext:value-type="string">
            <text:p>-1.9335937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gramming language:j2ee -&gt; stable release date:[2008-2013]</text:p>
          </table:table-cell>
          <table:table-cell/>
        </table:table-row>
        <table:table-row table:style-name="ro1">
          <table:table-cell office:value-type="string" calcext:value-type="string">
            <text:p>0.16666666666666666</text:p>
          </table:table-cell>
          <table:table-cell table:style-name="ce1" office:value-type="string" calcext:value-type="string">
            <text:p>3.23437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atabase:ms sql -&gt; stable release date:[2008-2014]</text:p>
          </table:table-cell>
          <table:table-cell/>
        </table:table-row>
        <table:table-row table:style-name="ro1">
          <table:table-cell office:value-type="string" calcext:value-type="string">
            <text:p>0.16666666666666666</text:p>
          </table:table-cell>
          <table:table-cell table:style-name="ce1" office:value-type="string" calcext:value-type="string">
            <text:p>1.35937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gramming language:c -&gt; first public release date:[1982-1999]</text:p>
          </table:table-cell>
          <table:table-cell table:style-name="ce3" office:value-type="string" calcext:value-type="string">
            <text:p>* en gras les implications ayant une fréquence supérieure à 1</text:p>
          </table:table-cell>
        </table:table-row>
        <table:table-row table:style-name="ro1">
          <table:table-cell office:value-type="string" calcext:value-type="string">
            <text:p>0.16666666666666666</text:p>
          </table:table-cell>
          <table:table-cell table:style-name="ce1" office:value-type="string" calcext:value-type="string">
            <text:p>2.48437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atabase:xml -&gt; first public release date:[1998-2000]</text:p>
          </table:table-cell>
          <table:table-cell table:style-name="ce4" office:value-type="string" calcext:value-type="string">
            <text:p>* en vert les implications jugées pertinentes</text:p>
          </table:table-cell>
        </table:table-row>
        <table:table-row table:style-name="ro1">
          <table:table-cell office:value-type="string" calcext:value-type="string">
            <text:p>0.1111111111111111</text:p>
          </table:table-cell>
          <table:table-cell office:value-type="string" calcext:value-type="string">
            <text:p>-0.562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atabase:* -&gt; first public release date:[1985-1999]</text:p>
          </table:table-cell>
          <table:table-cell table:style-name="ce5" office:value-type="string" calcext:value-type="string">
            <text:p>* en oranges les implications jugées éventuellement pertinentes</text:p>
          </table:table-cell>
        </table:table-row>
        <table:table-row table:style-name="ro1">
          <table:table-cell office:value-type="string" calcext:value-type="string">
            <text:p>0.1111111111111111</text:p>
          </table:table-cell>
          <table:table-cell office:value-type="string" calcext:value-type="string">
            <text:p>0.562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gramming language:php -&gt; database:mysql</text:p>
          </table:table-cell>
          <table:table-cell table:style-name="ce6" office:value-type="string" calcext:value-type="string">
            <text:p>* en rouge les implications jugées non pertinentes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2.3.24 -&gt; programming language:php</text:p>
          </table:table-cell>
          <table:table-cell table:style-name="ce1" office:value-type="string" calcext:value-type="string">
            <text:p>* en bleu les implications ayant une robustesse supérieure à 0 pour alpha = 0.5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3.6 -&gt; stable release date:201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6.1 -&gt; database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2.28.1 -&gt; database:*</text:p>
          </table:table-cell>
          <table:table-cell office:value-type="string" calcext:value-type="string">
            <text:p>Robustness = 0.25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eclipse rcp -&gt; development status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1.0.1 -&gt; development status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7.0 -&gt; programming language:xml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:advance server -&gt; stable release date:2008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2.6.6 -&gt; first public release date:199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2000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base:ibm db2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2008 -&gt; stable release date:2013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:eclipse rcp -&gt; stable release date:201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jdo -&gt; development status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12.04.03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1985 -&gt; database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groovy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3.0.2 -&gt; programming language:perl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:jdo -&gt; stable release date:201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:lisp -&gt; first public release date:199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1.4 -&gt; stable release date:2008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7.0 -&gt; programming language:javascript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4.7.2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1.0.1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1.0.1 -&gt; stable release date:201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base:innodb -&gt; programming language:php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eclipse rcp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le release date:2009 -&gt; programming language:java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2003 -&gt; programming language:php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freemarker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6.1 -&gt; first public release date:199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:scheme -&gt; first public release date:199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3.0.2 -&gt; development status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le release date:2014 -&gt; database:derby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1982 -&gt; programming language:java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:objective-c -&gt; first public release date:199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1985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3.2 -&gt; stable release date:2008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blic release date:2008 -&gt; latest stable release:3.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5.0.0 -&gt; programming language:java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2.28.1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objective-c -&gt; database:*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base:sql -&gt; programming language:c++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4.07.10 -&gt; programming language:php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jdo -&gt; database:derby</text:p>
          </table:table-cell>
          <table:table-cell/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implications_annotated3.C1:implications_annotated3.C1048576">
            <calcext:condition calcext:apply-style-name="Sans nom1" calcext:value="=2" calcext:base-cell-address="implications_annotated3.C1"/>
            <calcext:condition calcext:apply-style-name="Sans nom2" calcext:value="=1" calcext:base-cell-address="implications_annotated3.C1"/>
            <calcext:condition calcext:apply-style-name="Sans nom3" calcext:value="=0" calcext:base-cell-address="implications_annotated3.C1"/>
            <calcext:condition calcext:apply-style-name="Default" calcext:value="=0" calcext:base-cell-address="implications_annotated3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00ff66"/>
    </style:style>
    <style:style style:name="Sans_20_nom2" style:display-name="Sans nom2" style:family="table-cell" style:parent-style-name="Default">
      <style:table-cell-properties fo:background-color="#ffcc00"/>
    </style:style>
    <style:style style:name="Sans_20_nom3" style:display-name="Sans nom3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7:24:34.614993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7:28:06.761327640</dc:date>
    <meta:editing-duration>PT5M9S</meta:editing-duration>
    <meta:editing-cycles>2</meta:editing-cycles>
    <meta:generator>LibreOffice/5.1.6.2$Linux_X86_64 LibreOffice_project/10m0$Build-2</meta:generator>
    <meta:document-statistic meta:table-count="1" meta:cell-count="230" meta:object-count="0"/>
  </office:meta>
</office:document-meta>
</file>